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96pt" style:font-size-asian="96pt" style:font-size-complex="96pt"/>
    </style:style>
    <style:style style:name="P2" style:family="paragraph" style:parent-style-name="Standard">
      <style:text-properties style:font-name="Ubuntu Mono" fo:font-size="96pt" style:font-size-asian="96pt" style:font-size-complex="96pt"/>
    </style:style>
    <style:style style:name="P3" style:family="paragraph" style:parent-style-name="Standard">
      <style:text-properties style:font-name="Ubuntu Mono" fo:font-size="72pt" style:font-size-asian="72pt" style:font-size-complex="72pt"/>
    </style:style>
    <style:style style:name="P4" style:family="paragraph" style:parent-style-name="Standard">
      <style:text-properties style:font-name="Ubuntu Mono" fo:font-size="18pt" style:font-size-asian="15.75pt" style:font-size-complex="18pt"/>
    </style:style>
    <style:style style:name="P5" style:family="paragraph" style:parent-style-name="Standard">
      <style:text-properties style:font-name="Ubuntu Mono" fo:font-size="12pt" style:font-size-asian="10.5pt" style:font-size-complex="12pt"/>
    </style:style>
    <style:style style:name="P6" style:family="paragraph" style:parent-style-name="Standard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 Mono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break-before="page"/>
      <style:text-properties style:font-name="Ubuntu Mono" fo:font-size="18pt" style:text-underline-style="solid" style:text-underline-width="auto" style:text-underline-color="font-color" style:font-size-asian="15.75pt" style:font-size-complex="18pt"/>
    </style:style>
    <style:style style:name="P9" style:family="paragraph" style:parent-style-name="Standard">
      <style:paragraph-properties fo:break-before="page"/>
      <style:text-properties style:font-name="Ubuntu Mono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style:font-name="Ubuntu Mono" fo:font-size="12pt" style:font-size-asian="10.5pt" style:font-size-complex="12pt"/>
    </style:style>
    <style:style style:name="P11" style:family="paragraph" style:parent-style-name="Standard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Ubuntu Mono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 Mono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799in" draw:fill="solid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HPKit </text:p>
      <text:p text:style-name="P3"><draw:line text:anchor-type="paragraph" draw:z-index="0" draw:style-name="gr1" draw:text-style-name="P17" svg:x1="0.0563in" svg:y1="0.0098in" svg:x2="6.1917in" svg:y2="0.0201in"><text:p/></draw:line>Documentación</text:p>
      <text:p text:style-name="P8">Acerca de..</text:p>
      <text:p text:style-name="P4"/>
      <text:p text:style-name="P5">Autores:</text:p>
      <text:p text:style-name="P5"/>
      <text:list xml:id="list21289293871" text:style-name="L1">
        <text:list-item>
          <text:p text:style-name="P10">Alberto Miranda Dencowski</text:p>
        </text:list-item>
      </text:list>
      <text:p text:style-name="P5"/>
      <text:p text:style-name="P9">mysql_connection</text:p>
      <text:p text:style-name="P7"/>
      <text:p text:style-name="P6">Atributos</text:p>
      <text:p text:style-name="P6"/>
      <text:list xml:id="list1347227795" text:style-name="L2">
        <text:list-item>
          <text:p text:style-name="P12">mysql_user<text:tab/><text:tab/><text:tab/><text:tab/>privado<text:tab/><text:tab/>“root”</text:p>
        </text:list-item>
        <text:list-item>
          <text:p text:style-name="P12">mysql_user_password<text:tab/><text:tab/>privado<text:tab/><text:tab/>“”</text:p>
        </text:list-item>
        <text:list-item>
          <text:p text:style-name="P12">mysql_server<text:tab/><text:tab/><text:tab/>privado<text:tab/><text:tab/>“localhost”</text:p>
        </text:list-item>
        <text:list-item>
          <text:p text:style-name="P12">mysql_database<text:tab/><text:tab/><text:tab/>privado<text:tab/><text:tab/>“”</text:p>
        </text:list-item>
        <text:list-item>
          <text:p text:style-name="P12">mysql_connection_link<text:tab/><text:tab/>público<text:tab/><text:tab/>null</text:p>
        </text:list-item>
        <text:list-item>
          <text:p text:style-name="P12">mysql_log_path<text:tab/><text:tab/><text:tab/>público<text:tab/><text:tab/>“error_log.log”</text:p>
        </text:list-item>
      </text:list>
      <text:p text:style-name="P6"/>
      <text:p text:style-name="P6">Metodos</text:p>
      <text:p text:style-name="P6"/>
      <text:list xml:id="list1937909680" text:style-name="L3">
        <text:list-item>
          <text:p text:style-name="P13">__construct </text:p>
          <text:list>
            <text:list-item>
              <text:p text:style-name="P13">Parametros</text:p>
              <text:list>
                <text:list-item>
                  <text:p text:style-name="P13">mysql_user</text:p>
                </text:list-item>
                <text:list-item>
                  <text:p text:style-name="P13">mysql_password</text:p>
                </text:list-item>
                <text:list-item>
                  <text:p text:style-name="P13">mysql_server</text:p>
                </text:list-item>
                <text:list-item>
                  <text:p text:style-name="P13">mysql_database</text:p>
                </text:list-item>
              </text:list>
            </text:list-item>
            <text:list-item>
              <text:p text:style-name="P13">Valores retornados</text:p>
              <text:list>
                <text:list-item>
                  <text:p text:style-name="P13">Objeto de tipo mysql_connection</text:p>
                </text:list-item>
              </text:list>
            </text:list-item>
          </text:list>
          <text:p text:style-name="P13"/>
        </text:list-item>
        <text:list-item>
          <text:p text:style-name="P13">stat</text:p>
          <text:list>
            <text:list-item>
              <text:p text:style-name="P13">Sin parametros</text:p>
            </text:list-item>
            <text:list-item>
              <text:p text:style-name="P13"><text:line-break/></text:p>
            </text:list-item>
          </text:list>
        </text:list-item>
      </text:list>
      <text:p text:style-name="P6"/>
      <text:p text:style-name="P16">mysql_command</text:p>
      <text:p text:style-name="P16"/>
      <text:p text:style-name="P15">Atributos</text:p>
      <text:p text:style-name="P15"/>
      <text:list xml:id="list841972152" text:style-name="L4">
        <text:list-item>
          <text:p text:style-name="P14">sql_string<text:tab/><text:tab/><text:tab/><text:tab/>publico<text:tab/><text:tab/>“”</text:p>
        </text:list-item>
        <text:list-item>
          <text:p text:style-name="P14">mysql_query_id<text:tab/><text:tab/><text:tab/>publico<text:tab/><text:tab/>null</text:p>
        </text:list-item>
        <text:list-item>
          <text:p text:style-name="P14">mysql_connection_obj<text:tab/><text:tab/>publico<text:tab/><text:tab/>null</text:p>
        </text:list-item>
        <text:list-item>
          <text:p text:style-name="P14">command_type<text:tab/><text:tab/><text:tab/>publico<text:tab/>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4T18:18:40</meta:creation-date>
    <dc:date>2012-10-05T08:21:21</dc:date>
    <meta:editing-duration>PT23M12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31" meta:word-count="79" meta:character-count="161" meta:non-whitespace-character-count="556"/>
  </office:meta>
</office:document-meta>
</file>